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40464" officeooo:paragraph-rsid="0016184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61840" officeooo:paragraph-rsid="00161840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40464" officeooo:paragraph-rsid="00161840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61840" officeooo:paragraph-rsid="0016184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61840" officeooo:paragraph-rsid="00169c8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18d8" officeooo:paragraph-rsid="001818d8" style:font-weight-asian="normal" style:font-weight-complex="normal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officeooo:rsid="00169c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3"/>
      <text:p text:style-name="P6">// Replit is unable to import java.util.ArrayList. This code will run in other IDEs, such as Eclipse.</text:p>
      <text:p text:style-name="P4"/>
      <text:p text:style-name="P5"><text:span text:style-name="T2">i</text:span>mport java.util.ArrayList;</text:p>
      <text:p text:style-name="P4"/>
      <text:p text:style-name="P4">class Main {</text:p>
      <text:p text:style-name="P4"><text:s text:c="4"/>public static void main(String args[]) {</text:p>
      <text:p text:style-name="P4"><text:s text:c="8"/>ArrayList &lt; String &gt; nameList = new ArrayList &lt; String &gt; ();</text:p>
      <text:p text:style-name="P4"><text:s text:c="8"/>nameList.add(0,"Gus");</text:p>
      <text:p text:style-name="P4"><text:s text:c="8"/>nameList.add(3,"Mike");</text:p>
      <text:p text:style-name="P4"><text:s text:c="8"/>nameList.add(5,"Saul");</text:p>
      <text:p text:style-name="P4"><text:s text:c="8"/>nameList.add(4,"Nacho");</text:p>
      <text:p text:style-name="P4"><text:s text:c="8"/>nameList.add(2,"Huell");</text:p>
      <text:p text:style-name="P4"><text:s text:c="8"/>nameList.add(1,"Hank");</text:p>
      <text:p text:style-name="P4"><text:s text:c="8"/>nameList.add(6,"Tuco");</text:p>
      <text:p text:style-name="P4"><text:s text:c="8"/>nameList.add(7,"Victor");</text:p>
      <text:p text:style-name="P4"/>
      <text:p text:style-name="P4"><text:s text:c="8"/>System.out.println("The initial length of the array is: " + nameList.size() + "\n");</text:p>
      <text:p text:style-name="P4"><text:s text:c="8"/>System.out.println("The initial elements in the array and their positions are:");</text:p>
      <text:p text:style-name="P4"><text:s text:c="8"/>System.out.println("1: " + nameList.get(0));</text:p>
      <text:p text:style-name="P4"><text:s text:c="8"/>System.out.println("2: " + nameList.get(1));</text:p>
      <text:p text:style-name="P4"><text:s text:c="8"/>System.out.println("3: " + nameList.get(2));</text:p>
      <text:p text:style-name="P4"><text:s text:c="8"/>System.out.println("4: " + nameList.get(3));</text:p>
      <text:p text:style-name="P4"><text:s text:c="8"/>System.out.println("5: " + nameList.get(4));</text:p>
      <text:p text:style-name="P4"><text:s text:c="8"/>System.out.println("6: " + nameList.get(5));</text:p>
      <text:p text:style-name="P4"><text:s text:c="8"/>System.out.println("7: " + nameList.get(6));</text:p>
      <text:p text:style-name="P4"><text:s text:c="8"/>System.out.println("8: " + nameList.get(7));</text:p>
      <text:p text:style-name="P4"/>
      <text:p text:style-name="P4"><text:s text:c="8"/>nameList.add(1, "Hector");</text:p>
      <text:p text:style-name="P4"><text:s text:c="8"/>nameList.add(4, "Lalo");</text:p>
      <text:p text:style-name="P4"/>
      <text:p text:style-name="P4"><text:s text:c="8"/>System.out.println("2 elements have been added to the array.");</text:p>
      <text:p text:style-name="P4"><text:s text:c="8"/>System.out.println("The length of the array is now: " + nameList.size() + "\n");</text:p>
      <text:p text:style-name="P4"><text:s text:c="8"/>System.out.println("The new elements in the array and their positions are:");</text:p>
      <text:p text:style-name="P4"><text:s text:c="8"/>System.out.println("1: " + nameList.get(0));</text:p>
      <text:p text:style-name="P4"><text:s text:c="8"/>System.out.println("2: " + nameList.get(1));</text:p>
      <text:p text:style-name="P4"><text:s text:c="8"/>System.out.println("3: " + nameList.get(2));</text:p>
      <text:p text:style-name="P4"><text:s text:c="8"/>System.out.println("4: " + nameList.get(3));</text:p>
      <text:p text:style-name="P4"><text:s text:c="8"/>System.out.println("5: " + nameList.get(4));</text:p>
      <text:p text:style-name="P4"><text:s text:c="8"/>System.out.println("6: " + nameList.get(5));</text:p>
      <text:p text:style-name="P4"><text:s text:c="8"/>System.out.println("7: " + nameList.get(6));</text:p>
      <text:p text:style-name="P4"><text:s text:c="8"/>System.out.println("8: " + nameList.get(7));</text:p>
      <text:p text:style-name="P4"><text:s text:c="8"/>System.out.println("9: " + nameList.get(8));</text:p>
      <text:p text:style-name="P4"><text:s text:c="8"/>System.out.println("10: " + nameList.get(9));</text:p>
      <text:p text:style-name="P4"/>
      <text:p text:style-name="P4"><text:s text:c="7"/>nameList.set(0,"Badger");</text:p>
      <text:p text:style-name="P4"><text:s text:c="7"/>nameList.set(9,"Tyrus");</text:p>
      <text:p text:style-name="P4"/>
      <text:p text:style-name="P4"><text:s text:c="7"/>System.out.println("The first and last elements in the array have been replaced.");</text:p>
      <text:p text:style-name="P4"><text:s text:c="7"/>System.out.println("The new elements in the array and their positions are:");</text:p>
      <text:p text:style-name="P4"><text:s text:c="7"/>System.out.println("1: " + nameList.get(0));</text:p>
      <text:p text:style-name="P4"><text:soft-page-break/><text:s text:c="7"/>System.out.println("2: " + nameList.get(1));</text:p>
      <text:p text:style-name="P4"><text:s text:c="7"/>System.out.println("3: " + nameList.get(2));</text:p>
      <text:p text:style-name="P4"><text:s text:c="7"/>System.out.println("4: " + nameList.get(3));</text:p>
      <text:p text:style-name="P4"><text:s text:c="7"/>System.out.println("5: " + nameList.get(4));</text:p>
      <text:p text:style-name="P4"><text:s text:c="7"/>System.out.println("6: " + nameList.get(5));</text:p>
      <text:p text:style-name="P4"><text:s text:c="7"/>System.out.println("7: " + nameList.get(6));</text:p>
      <text:p text:style-name="P4"><text:s text:c="7"/>System.out.println("8: " + nameList.get(7));</text:p>
      <text:p text:style-name="P4"><text:s text:c="7"/>System.out.println("9: " + nameList.get(8));</text:p>
      <text:p text:style-name="P4"><text:s text:c="7"/>System.out.println("10: " + nameList.get(9));</text:p>
      <text:p text:style-name="P4"/>
      <text:p text:style-name="P4"><text:s text:c="7"/>nameList.remove("Badger");</text:p>
      <text:p text:style-name="P4"><text:s text:c="7"/>nameList.remove("Tyrus");</text:p>
      <text:p text:style-name="P4"/>
      <text:p text:style-name="P4"><text:s text:c="7"/>System.out.println("The first and last elements in the array have been removed.");</text:p>
      <text:p text:style-name="P4"><text:s text:c="7"/>System.out.println("The new array and the position of the elements are:");</text:p>
      <text:p text:style-name="P4"><text:s text:c="7"/>System.out.println("1: " + nameList.get(0));</text:p>
      <text:p text:style-name="P4"><text:s text:c="7"/>System.out.println("2: " + nameList.get(1));</text:p>
      <text:p text:style-name="P4"><text:s text:c="7"/>System.out.println("3: " + nameList.get(2));</text:p>
      <text:p text:style-name="P4"><text:s text:c="7"/>System.out.println("4: " + nameList.get(3));</text:p>
      <text:p text:style-name="P4"><text:s text:c="7"/>System.out.println("5: " + nameList.get(4));</text:p>
      <text:p text:style-name="P4"><text:s text:c="7"/>System.out.println("6: " + nameList.get(5));</text:p>
      <text:p text:style-name="P4"><text:s text:c="7"/>System.out.println("7: " + nameList.get(6));</text:p>
      <text:p text:style-name="P4"><text:s text:c="7"/>System.out.println("8: " + nameList.get(7));</text:p>
      <text:p text:style-name="P4"><text:s text:c="4"/>}</text:p>
      <text:p text:style-name="P4">}</text:p>
      <text:p text:style-name="P3"/>
      <text:p text:style-name="P2">Explanation:</text:p>
      <text:p text:style-name="P2"/>
      <text:p text:style-name="P4"><text:span text:style-name="T1">–</text:span> No in-depth explanation needed. Uses various array functions to alter the length, positions and elements of an array, and then print the updated values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6S</meta:editing-duration>
    <meta:editing-cycles>5</meta:editing-cycles>
    <meta:generator>LibreOffice/5.0.4.2$Windows_x86 LibreOffice_project/2b9802c1994aa0b7dc6079e128979269cf95bc78</meta:generator>
    <dc:date>2022-06-27T12:33:15.427000000</dc:date>
    <meta:document-statistic meta:table-count="0" meta:image-count="0" meta:object-count="0" meta:page-count="2" meta:paragraph-count="69" meta:word-count="322" meta:character-count="3499" meta:non-whitespace-character-count="2783"/>
    <meta:user-defined meta:name="Info 1"/>
    <meta:user-defined meta:name="Info 2"/>
    <meta:user-defined meta:name="Info 3"/>
    <meta:user-defined meta:name="Info 4"/>
  </office:meta>
</office:document-meta>
</file>